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1000000DCF73AF533AEA6B478.png" manifest:media-type="image/png"/>
  <manifest:file-entry manifest:full-path="Pictures/1000000000000500000004001B3D466579D5FB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27fc" officeooo:paragraph-rsid="000327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VIDA | COMO VER A VERSÃO DO SUPERVISOR</text:p>
      <text:p text:style-name="P1"/>
      <text:p text:style-name="P1">CAMINHO: SUPERVISOR &gt; SOBRE </text:p>
      <text:p text:style-name="P1"/>
      <text:p text:style-name="P1"><draw:frame draw:style-name="fr1" draw:name="Figura1" text:anchor-type="paragraph" svg:x="2.542cm" svg:y="15.081cm" svg:width="11.033cm" svg:height="5.821cm" draw:z-index="0"><draw:image xlink:href="Pictures/10000000000001A1000000DCF73AF533AEA6B478.png" xlink:type="simple" xlink:show="embed" xlink:actuate="onLoad" loext:mime-type="image/png"/></draw:frame><draw:frame draw:style-name="fr1" draw:name="Figura2" text:anchor-type="paragraph" svg:x="-0.582cm" svg:y="0.079cm" svg:width="17cm" svg:height="13.6cm" draw:z-index="1"><draw:image xlink:href="Pictures/1000000000000500000004001B3D466579D5FB5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6:49:16.981000000</meta:creation-date>
    <dc:date>2018-06-28T16:51:28.360000000</dc:date>
    <meta:editing-duration>PT2M11S</meta:editing-duration>
    <meta:editing-cycles>1</meta:editing-cycles>
    <meta:document-statistic meta:table-count="0" meta:image-count="2" meta:object-count="0" meta:page-count="1" meta:paragraph-count="2" meta:word-count="12" meta:character-count="68" meta:non-whitespace-character-count="57"/>
    <meta:generator>LibreOffice/5.4.7.2$Windows_x86 LibreOffice_project/c838ef25c16710f8838b1faec480ebba495259d0</meta:generator>
  </office:meta>
</office:document-meta>
</file>